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'courier new'"/>
    <style:font-face style:name="Menlo" svg:font-family="Menlo, Monaco, Consolas, 'Courier New', monospace"/>
    <style:font-face style:name="Monaco" svg:font-family="Monaco, Menlo, Consolas, 'Courier New', monospace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9cfda" officeooo:paragraph-rsid="0039cfda" fo:background-color="#ffff00"/>
    </style:style>
    <style:style style:name="P2" style:family="paragraph" style:parent-style-name="Standard">
      <style:text-properties officeooo:rsid="002b8d70" officeooo:paragraph-rsid="002b8d70"/>
    </style:style>
    <style:style style:name="P3" style:family="paragraph" style:parent-style-name="Standard">
      <style:text-properties officeooo:rsid="002c4d5d" officeooo:paragraph-rsid="002c4d5d"/>
    </style:style>
    <style:style style:name="P4" style:family="paragraph" style:parent-style-name="Standard">
      <style:text-properties officeooo:rsid="002dd7a8" officeooo:paragraph-rsid="002dd7a8"/>
    </style:style>
    <style:style style:name="P5" style:family="paragraph" style:parent-style-name="Standard">
      <style:text-properties officeooo:rsid="002e8e5b" officeooo:paragraph-rsid="002e8e5b"/>
    </style:style>
    <style:style style:name="P6" style:family="paragraph" style:parent-style-name="Standard">
      <style:text-properties officeooo:rsid="002fe399" officeooo:paragraph-rsid="002fe399"/>
    </style:style>
    <style:style style:name="P7" style:family="paragraph" style:parent-style-name="Standard">
      <style:text-properties officeooo:rsid="00308bd2" officeooo:paragraph-rsid="00308bd2"/>
    </style:style>
    <style:style style:name="P8" style:family="paragraph" style:parent-style-name="Standard">
      <style:text-properties officeooo:rsid="0031bb8b" officeooo:paragraph-rsid="0031bb8b"/>
    </style:style>
    <style:style style:name="P9" style:family="paragraph" style:parent-style-name="Standard">
      <style:text-properties officeooo:rsid="00321137" officeooo:paragraph-rsid="00321137"/>
    </style:style>
    <style:style style:name="P10" style:family="paragraph" style:parent-style-name="Standard">
      <style:text-properties officeooo:rsid="0033fcfe" officeooo:paragraph-rsid="0033fcfe"/>
    </style:style>
    <style:style style:name="P11" style:family="paragraph" style:parent-style-name="Standard">
      <style:text-properties officeooo:rsid="0035967e" officeooo:paragraph-rsid="0035967e"/>
    </style:style>
    <style:style style:name="P12" style:family="paragraph" style:parent-style-name="Standard">
      <style:text-properties officeooo:rsid="0036f1bf" officeooo:paragraph-rsid="0036f1bf"/>
    </style:style>
    <style:style style:name="P13" style:family="paragraph" style:parent-style-name="Standard">
      <style:text-properties officeooo:rsid="00378e4e" officeooo:paragraph-rsid="00378e4e"/>
    </style:style>
    <style:style style:name="P14" style:family="paragraph" style:parent-style-name="Standard">
      <style:text-properties officeooo:rsid="0038de67" officeooo:paragraph-rsid="0038de67"/>
    </style:style>
    <style:style style:name="P15" style:family="paragraph" style:parent-style-name="Standard">
      <style:text-properties officeooo:rsid="003ae6da" officeooo:paragraph-rsid="003ae6da"/>
    </style:style>
    <style:style style:name="P16" style:family="paragraph" style:parent-style-name="Standard">
      <style:text-properties officeooo:rsid="003c6d95" officeooo:paragraph-rsid="003c6d95"/>
    </style:style>
    <style:style style:name="P17" style:family="paragraph" style:parent-style-name="Standard">
      <style:text-properties officeooo:rsid="003dfb02" officeooo:paragraph-rsid="003dfb02"/>
    </style:style>
    <style:style style:name="P18" style:family="paragraph" style:parent-style-name="Standard">
      <style:text-properties officeooo:rsid="003f6f17" officeooo:paragraph-rsid="003f6f17"/>
    </style:style>
    <style:style style:name="T1" style:family="text">
      <style:text-properties officeooo:rsid="00378e4e"/>
    </style:style>
    <style:style style:name="T2" style:family="text">
      <style:text-properties fo:font-variant="normal" fo:text-transform="none" style:font-name="Consolas1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Consolas1" fo:font-size="12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officeooo:rsid="003b448a"/>
    </style:style>
    <style:style style:name="T6" style:family="text">
      <style:text-properties officeooo:rsid="003dfb02"/>
    </style:style>
    <style:style style:name="T7" style:family="text">
      <style:text-properties officeooo:rsid="003e3e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#!/bin/bash</text:p>
      <text:p text:style-name="P15"># Delete all containers</text:p>
      <text:p text:style-name="P15">docker rm $(docker ps -a -q)</text:p>
      <text:p text:style-name="P15"># Delete all images</text:p>
      <text:p text:style-name="P15">docker rmi $(docker images -q)</text:p>
      <text:p text:style-name="P2"/>
      <text:p text:style-name="P2">sudo kill $(sudo lsof -t -i:80)</text:p>
      <text:p text:style-name="P2"/>
      <text:p text:style-name="P2"/>
      <text:p text:style-name="P3">docker run --name db -e MYSQL_ROOT_PASSWORD=test -d -p 3306:3306 mariadb</text:p>
      <text:p text:style-name="P3">docker run --name mysql-client -it --link db:mysql --rm mariadb sh -c 'exec mysql -uroot -ptest -hmysql'</text:p>
      <text:p text:style-name="P1">docker run -d --name app-container-name --link mysql-container-name app-image-name</text:p>
      <text:p text:style-name="P16">docker run -<text:span text:style-name="T7">d </text:span>-p 8080:80 --name apache-db --link db:<text:span text:style-name="T6">mysql</text:span> nimmis/apache-php7</text:p>
      <text:p text:style-name="P17"/>
      <text:p text:style-name="P17"/>
      <text:p text:style-name="P4">create database test_db;</text:p>
      <text:p text:style-name="P5">use test_db;</text:p>
      <text:p text:style-name="P6"/>
      <text:p text:style-name="P6">create table user(id int(11) unsigned auto_increment primary key not null,username varchar(25) not null, passwd varchar(25) not null);</text:p>
      <text:p text:style-name="P6">show tables;</text:p>
      <text:p text:style-name="P7">describe user;</text:p>
      <text:p text:style-name="P8">insert user(username, passwd) values('user2','5678');</text:p>
      <text:p text:style-name="P9">select * from user;</text:p>
      <text:p text:style-name="P9"/>
      <text:p text:style-name="P10">docker run -d -p 8080:80 nimmis/apache-php7</text:p>
      <text:p text:style-name="P10">docker exec -ti &lt;container id&gt; /bin/bash</text:p>
      <text:p text:style-name="P13">service apache2 status</text:p>
      <text:p text:style-name="P11"><text:span text:style-name="T1">vi /var/www/html</text:span> phpinfo.php </text:p>
      <text:p text:style-name="P11">&lt;?php</text:p>
      <text:p text:style-name="P11"/>
      <text:p text:style-name="P11">// Show all information, defaults to INFO_ALL</text:p>
      <text:p text:style-name="P11">phpinfo();</text:p>
      <text:p text:style-name="P11"/>
      <text:p text:style-name="P11">?&gt;</text:p>
      <text:p text:style-name="P11"/>
      <text:p text:style-name="P12"><text:a xlink:type="simple" xlink:href="http://localhost:8080/phpinfo.php" text:style-name="Internet_20_link" text:visited-style-name="Visited_20_Internet_20_Link">http://localhost:8080/phpinfo.php</text:a></text:p>
      <text:p text:style-name="P12"/>
      <text:p text:style-name="P12"/>
      <text:p text:style-name="P14">docker inspect CONTAINER-ID* | grep -i ipaddress</text:p>
      <text:p text:style-name="P18"/>
      <text:p text:style-name="P18">root@e863f36bd746:/var/www/html# vi mysql_conn.php</text:p>
      <text:p text:style-name="P18"/>
      <text:p text:style-name="P18">&lt;?php</text:p>
      <text:p text:style-name="P18">$servername = "172.17.0.2";</text:p>
      <text:p text:style-name="P18">$username = "root";</text:p>
      <text:p text:style-name="P18">$password = "test";</text:p>
      <text:p text:style-name="P18"/>
      <text:p text:style-name="P18">// Create connection</text:p>
      <text:p text:style-name="P18">$conn = new mysqli($servername, $username, $password);</text:p>
      <text:p text:style-name="P18"/>
      <text:p text:style-name="P18"><text:soft-page-break/>// Check connection</text:p>
      <text:p text:style-name="P18">if ($conn-&gt;connect_error) {</text:p>
      <text:p text:style-name="P18"><text:s text:c="4"/>die("Connection failed: " . $conn-&gt;connect_error);</text:p>
      <text:p text:style-name="P18">}</text:p>
      <text:p text:style-name="P18">echo "Connected successfully";</text:p>
      <text:p text:style-name="P18">?&gt;</text:p>
      <text:p text:style-name="P11"/>
      <text:p text:style-name="P18"><text:a xlink:type="simple" xlink:href="http://localhost:8080/mysql_conn.php" text:style-name="Internet_20_link" text:visited-style-name="Visited_20_Internet_20_Link">http://localhost:8080/mysql_conn.php</text:a></text:p>
      <text:p text:style-name="P18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'courier new'"/>
    <style:font-face style:name="Menlo" svg:font-family="Menlo, Monaco, Consolas, 'Courier New', monospace"/>
    <style:font-face style:name="Monaco" svg:font-family="Monaco, Menlo, Consolas, 'Courier New', monospace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8:12:02.917694975</meta:creation-date>
    <dc:date>2017-12-18T07:42:42.507877001</dc:date>
    <meta:editing-duration>PT4H41M35S</meta:editing-duration>
    <meta:editing-cycles>54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187" meta:character-count="1384" meta:non-whitespace-character-count="1241"/>
  </office:meta>
</office:document-meta>
</file>